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font-size="13pt" style:text-underline-style="none" fo:font-weight="normal" officeooo:rsid="0012382e" officeooo:paragraph-rsid="001710fb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fo:font-size="13pt" fo:font-weight="bold" officeooo:rsid="0012382e" officeooo:paragraph-rsid="001710fb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3pt" fo:font-weight="bold" officeooo:rsid="0012382e" officeooo:paragraph-rsid="001710fb" style:font-size-asian="13pt" style:font-weight-asian="bold" style:font-size-complex="13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fo:font-size="13pt" fo:font-weight="bold" officeooo:rsid="00128757" officeooo:paragraph-rsid="001710fb" style:font-size-asian="13pt" style:font-weight-asian="bold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5pt" fo:font-weight="bold" officeooo:rsid="001710fb" officeooo:paragraph-rsid="001710fb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5pt" style:text-underline-style="solid" style:text-underline-width="auto" style:text-underline-color="font-color" fo:font-weight="normal" officeooo:rsid="0012382e" officeooo:paragraph-rsid="001710fb" style:font-size-asian="13.1000003814697pt" style:font-weight-asian="normal" style:font-size-complex="15pt" style:font-weight-complex="normal"/>
    </style:style>
    <style:style style:name="T1" style:family="text">
      <style:text-properties officeooo:rsid="00128757"/>
    </style:style>
    <style:style style:name="T2" style:family="text">
      <style:text-properties officeooo:rsid="001710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ANOON MUHAMMED M</text:p>
      <text:p text:style-name="P2">S6AIML</text:p>
      <text:p text:style-name="P2">ROLL NO: 25</text:p>
      <text:p text:style-name="P4"><text:span text:style-name="T2">12</text:span>-0<text:span text:style-name="T2">2</text:span>-2025</text:p>
      <text:p text:style-name="P2"/>
      <text:p text:style-name="P3">EXPERIMENT NO:<text:span text:style-name="T2">5</text:span></text:p>
      <text:p text:style-name="P5">BAG OF WORDS</text:p>
      <text:p text:style-name="P6">PROGRAM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1:55:22.840674713</meta:creation-date>
    <dc:date>2025-02-12T11:57:54.059413445</dc:date>
    <meta:editing-duration>PT2M31S</meta:editing-duration>
    <meta:editing-cycles>1</meta:editing-cycles>
    <meta:document-statistic meta:table-count="0" meta:image-count="0" meta:object-count="0" meta:page-count="1" meta:paragraph-count="7" meta:word-count="14" meta:character-count="78" meta:non-whitespace-character-count="71"/>
    <meta:generator>LibreOffice/7.3.5.2$Linux_X86_64 LibreOffice_project/30$Build-2</meta:generator>
  </office:meta>
</office:document-meta>
</file>